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86ed4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186ed4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170152"/>
    </style:style>
    <style:style style:name="P5" style:family="paragraph" style:parent-style-name="Preformatted_20_Text">
      <style:text-properties officeooo:paragraph-rsid="00186ed4"/>
    </style:style>
    <style:style style:name="P6" style:family="paragraph" style:parent-style-name="Preformatted_20_Text">
      <style:text-properties fo:font-weight="bold" officeooo:paragraph-rsid="00186ed4" style:font-weight-asian="bold" style:font-weight-complex="bold"/>
    </style:style>
    <style:style style:name="P7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officeooo:rsid="002494e1" style:font-weight-asian="normal" style:font-weight-complex="normal"/>
    </style:style>
    <style:style style:name="T2" style:family="text">
      <style:text-properties fo:font-weight="normal" officeooo:rsid="0027fe61" style:font-weight-asian="normal" style:font-weight-complex="normal"/>
    </style:style>
    <style:style style:name="T3" style:family="text">
      <style:text-properties fo:font-weight="normal" officeooo:rsid="0019a9e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1"><text:s text:c="2"/>This documentation and its accompanying audio file by </text:span><text:a xlink:type="simple" xlink:href="http://www.mzuther.de/" text:style-name="Internet_20_link" text:visited-style-name="Visited_20_Internet_20_Link"><text:span text:style-name="T1">Martin Zuther</text:span></text:a><text:span text:style-name="T1"> </text:span><text:span text:style-name="T3">are</text:span></text:p>
      <text:p text:style-name="P1"><text:span text:style-name="T1"><text:s text:c="2"/>licensed under a </text:span><text:a xlink:type="simple" xlink:href="http://creativecommons.org/licenses/by-sa/4.0/" text:style-name="Internet_20_link" text:visited-style-name="Visited_20_Internet_20_Link"><text:span text:style-name="T1">Creative Commons Attribution-ShareAlike 4.0</text:span></text:a><text:span text:style-name="T2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5"/>
      <text:p text:style-name="P6">FLAC-compressed wave file (44.1 kHz, 16 bit, stereo)</text:p>
      <text:p text:style-name="P3">====================================================</text:p>
      <text:p text:style-name="Preformatted_20_Text">Please verify readout of stereo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s (1 kHz)</text:p>
      <text:p text:style-name="Preformatted_20_Text"><text:s text:c="23"/>left channel: <text:s/>-12.00 dB FS peak (100 %)</text:p>
      <text:p text:style-name="Preformatted_20_Text"><text:s text:c="23"/>right channel: <text:s/>muted <text:s text:c="11"/>( <text:s/>0 %)</text:p>
      <text:p text:style-name="Preformatted_20_Text"/>
      <text:p text:style-name="Preformatted_20_Text"><text:s text:c="23"/>[stereo meter should read -1.00]</text:p>
      <text:p text:style-name="Preformatted_20_Text"/>
      <text:p text:style-name="Preformatted_20_Text">00:05.000 - 00:07.000 <text:s/>silence</text:p>
      <text:p text:style-name="Preformatted_20_Text"/>
      <text:p text:style-name="Preformatted_20_Text">00:07.000 - 00:10.000 <text:s/>sine waves (1 kHz)</text:p>
      <text:p text:style-name="Preformatted_20_Text"><text:s text:c="23"/>left channel: <text:s/>-12.00 dB FS peak (100 %)</text:p>
      <text:p text:style-name="Preformatted_20_Text"><text:s text:c="23"/>right channel: -18.02 dB FS peak ( 50 %)</text:p>
      <text:p text:style-name="Preformatted_20_Text"/>
      <text:p text:style-name="Preformatted_20_Text"><text:s text:c="23"/>[stereo meter should read -0.50]</text:p>
      <text:p text:style-name="Preformatted_20_Text"/>
      <text:p text:style-name="Preformatted_20_Text">00:10.000 - 00:12.000 <text:s/>silence</text:p>
      <text:p text:style-name="Preformatted_20_Text"/>
      <text:p text:style-name="Preformatted_20_Text">00:12.000 - 00:15.000 <text:s/>sine waves (1 kHz)</text:p>
      <text:p text:style-name="Preformatted_20_Text"><text:s text:c="23"/>left channel: <text:s/>-12.00 dB FS peak (10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<text:s/>0.00]</text:p>
      <text:p text:style-name="Preformatted_20_Text"/>
      <text:p text:style-name="Preformatted_20_Text">00:15.000 - 00:17.000 <text:s/>silence</text:p>
      <text:p text:style-name="Preformatted_20_Text"/>
      <text:p text:style-name="Preformatted_20_Text">00:17.000 - 00:20.000 <text:s/>sine waves (1 kHz)</text:p>
      <text:p text:style-name="Preformatted_20_Text"><text:s text:c="23"/>left channel: <text:s/>-18.02 dB FS peak ( 5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0.50]</text:p>
      <text:p text:style-name="Preformatted_20_Text"/>
      <text:p text:style-name="Preformatted_20_Text">00:20.000 - 00:22.000 <text:s/>silence</text:p>
      <text:p text:style-name="Preformatted_20_Text"/>
      <text:p text:style-name="Preformatted_20_Text">00:22.000 - 00:25.000 <text:s/>sine waves (1 kHz)</text:p>
      <text:p text:style-name="Preformatted_20_Text"><text:s text:c="23"/>left channel: <text:s text:c="2"/>muted <text:s text:c="11"/>( <text:s/>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1.00]</text:p>
      <text:p text:style-name="Preformatted_20_Text"/>
      <text:p text:style-name="Preformatted_20_Text">00:25.000 - 00:27.000 <text:s/>silence</text:p>
      <text:p text:style-name="P7">Validation settings</text:p>
      <text:p text:style-name="P3">===================</text:p>
      <text:p text:style-name="Preformatted_20_Text">File: <text:s text:c="4"/>stereo_meter.flac</text:p>
      <text:p text:style-name="P3">Host SR: <text:s/>44 100 Hz</text:p>
      <text:p text:style-name="Preformatted_20_Text">Channel: <text:s/>All</text:p>
      <text:p text:style-name="Preformatted_20_Text">Display: <text:s/>[ ] Peak meter level</text:p>
      <text:p text:style-name="P4"><text:s text:c="10"/>[ ] Average meter level</text:p>
      <text:p text:style-name="P4"><text:s text:c="10"/>[ ] Maximum peak level</text:p>
      <text:p text:style-name="Preformatted_20_Text"><text:s text:c="10"/>[x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3:07:33.373247504</dc:date>
    <dc:creator>Martin Zuther</dc:creator>
    <meta:generator>LibreOffice/5.0.3.2$Linux_X86_64 LibreOffice_project/00m0$Build-2</meta:generator>
    <meta:editing-duration>PT2M1S</meta:editing-duration>
    <meta:editing-cycles>10</meta:editing-cycles>
    <meta:document-statistic meta:table-count="0" meta:image-count="0" meta:object-count="0" meta:page-count="2" meta:paragraph-count="44" meta:word-count="236" meta:character-count="2019" meta:non-whitespace-character-count="1386"/>
  </office:meta>
</office:document-meta>
</file>